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8" style:family="paragraph" style:parent-style-name="Preformatted_20_Text">
      <style:text-properties fo:color="#cc7832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color="#00009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text-properties fo:color="#333333"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Preformatted_20_Text" style:list-style-name="L2"/>
    <style:style style:name="P15" style:family="paragraph" style:parent-style-name="Preformatted_20_Text" style:list-style-name="L2">
      <style:text-properties fo:color="#a9b7c6" style:font-name="JetBrains Mono" fo:font-size="10pt" style:font-size-asian="10pt" style:font-size-complex="10pt"/>
    </style:style>
    <style:style style:name="P16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1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T1" style:family="text">
      <style:text-properties fo:language="en" fo:country="US"/>
    </style:style>
    <style:style style:name="T2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333333" fo:language="en" fo:country="US" fo:font-weight="bold" style:font-weight-asian="bold" style:font-weight-complex="bold"/>
    </style:style>
    <style:style style:name="T5" style:family="text">
      <style:text-properties fo:color="#000099" fo:language="en" fo:country="US" fo:font-weight="bold" style:font-weight-asian="bold" style:font-weight-complex="bold"/>
    </style:style>
    <style:style style:name="T6" style:family="text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color="#000099" style:font-name="JetBrains Mono" fo:font-size="10pt" style:font-size-asian="10pt" style:font-size-complex="10pt"/>
    </style:style>
    <style:style style:name="T8" style:family="text">
      <style:text-properties fo:color="#000099" style:font-name="JetBrains Mono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000099" fo:font-size="10pt" style:font-size-asian="10pt" style:font-size-complex="10pt"/>
    </style:style>
    <style:style style:name="T10" style:family="text">
      <style:text-properties fo:color="#ff0000" fo:language="en" fo:country="US" fo:font-weight="bold" style:font-weight-asian="bold" style:font-weight-complex="bold"/>
    </style:style>
    <style:style style:name="T11" style:family="text">
      <style:text-properties fo:color="#cc7832"/>
    </style:style>
    <style:style style:name="T12" style:family="text">
      <style:text-properties fo:color="#cc7832" style:font-name="JetBrains Mono" fo:font-size="9.80000019073486pt"/>
    </style:style>
    <style:style style:name="T13" style:family="text">
      <style:text-properties fo:color="#cc7832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fo:color="#cc7832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color="#cc7832" fo:language="en" fo:country="US" fo:font-weight="bold" style:font-weight-asian="bold" style:font-weight-complex="bold"/>
    </style:style>
    <style:style style:name="T16" style:family="text">
      <style:text-properties fo:color="#9876aa"/>
    </style:style>
    <style:style style:name="T17" style:family="text">
      <style:text-properties fo:color="#9876aa" style:font-name="JetBrains Mono" fo:font-size="9.80000019073486pt"/>
    </style:style>
    <style:style style:name="T18" style:family="text">
      <style:text-properties fo:color="#ffc66d"/>
    </style:style>
    <style:style style:name="T19" style:family="text">
      <style:text-properties style:font-name="JetBrains Mono" fo:font-size="9.80000019073486pt"/>
    </style:style>
    <style:style style:name="T20" style:family="text">
      <style:text-properties fo:color="#66ff00"/>
    </style:style>
    <style:style style:name="T21" style:family="text">
      <style:text-properties fo:color="#b389c5"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fo:color="#b389c5" fo:language="en" fo:country="US" fo:font-weight="bold" style:font-weight-asian="bold" style:font-weight-complex="bold"/>
    </style:style>
    <style:style style:name="T23" style:family="text">
      <style:text-properties fo:color="#b389c5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fo:color="#6a8759" fo:font-size="14pt" fo:language="en" fo:country="US" fo:font-weight="bold" style:font-size-asian="14pt" style:font-weight-asian="bold" style:font-size-complex="14pt" style:font-weight-complex="bold"/>
    </style:style>
    <style:style style:name="T25" style:family="text">
      <style:text-properties fo:color="#6a8759" fo:language="en" fo:country="US" fo:font-weight="bold" style:font-weight-asian="bold" style:font-weight-complex="bold"/>
    </style:style>
    <style:style style:name="T26" style:family="text">
      <style:text-properties fo:color="#6a875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fo:color="#6a8759" style:font-name="JetBrains Mono" fo:font-size="9.80000019073486pt"/>
    </style:style>
    <style:style style:name="T28" style:family="text">
      <style:text-properties fo:color="#808080"/>
    </style:style>
    <style:style style:name="T29" style:family="text">
      <style:text-properties fo:color="#808080" style:font-name="JetBrains Mono" fo:font-size="9.80000019073486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50"/></text:span><text:span text:style-name="T2">Spring Boot </text:span></text:p>
      <text:p text:style-name="Standard"><text:span text:style-name="T2"><text:s/>* </text:span><text:span text:style-name="T3">Spring Microservices patterns:</text:span></text:p>
      <text:list xml:id="list199298781567760397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Server discovery: (eureka)</text:p>
                        </text:list-item>
                        <text:list-item>
                          <text:p text:style-name="P1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<text:s text:c="2"/>* </text:span><text:span text:style-name="T3">Communication between Api in microservices:</text:span></text:p>
      <text:list xml:id="list253146586002359652" text:style-name="L2">
        <text:list-item>
          <text:p text:style-name="P11"><text:span text:style-name="T3"><text:s text:c="4"/>Rest Template: </text:span></text:p>
        </text:list-item>
        <text:list-item>
          <text:p text:style-name="P15"><text:span text:style-name="T5">RestTemplate restTemplate = </text:span><text:span text:style-name="T15">new </text:span><text:span text:style-name="T5">RestTemplate()</text:span><text:span text:style-name="T15">;</text:span></text:p>
        </text:list-item>
        <text:list-item>
          <text:p text:style-name="P14"><text:span text:style-name="T13">Movie movie = </text:span><text:span text:style-name="T23">restTemplate</text:span><text:span text:style-name="T13">.getForObject(</text:span><text:span text:style-name="T26">"http://localhost:8001/movie/"</text:span><text:span text:style-name="T13">+ r.getMovieId(), Movie.class);</text:span></text:p>
        </text:list-item>
        <text:list-item>
          <text:p text:style-name="P12"><text:s text:c="5"/>Web Client: <text:span text:style-name="T7">Reactive programming is needed.</text:span></text:p>
        </text:list-item>
      </text:list>
      <text:p text:style-name="P7">Movie movie = <text:span text:style-name="T16">webClientBuilder</text:span>.build()</text:p>
      <text:p text:style-name="P6"><text:s text:c="8"/><text:span text:style-name="T19">.get() </text:span><text:span text:style-name="T29">//HTTP Method (GET, Post...)</text:span></text:p>
      <text:p text:style-name="P6"><text:span text:style-name="T28"><text:s text:c="8"/></text:span><text:span text:style-name="T19">.uri(</text:span><text:span text:style-name="T27">"http://localhost:8001/movie/" </text:span><text:span text:style-name="T19">+ r.getMovieId())</text:span></text:p>
      <text:p text:style-name="P6"><text:s text:c="8"/><text:span text:style-name="T19">.retrieve()</text:span></text:p>
      <text:p text:style-name="P6"><text:s text:c="8"/><text:span text:style-name="T19">.bodyToMono(Movie.</text:span><text:span text:style-name="T12">class</text:span><text:span text:style-name="T19">) </text:span><text:span text:style-name="T29">//When data is come back convert it to Movie.class</text:span></text:p>
      <text:p text:style-name="P16"><text:span text:style-name="T28"><text:s text:c="8"/></text:span><text:span text:style-name="T19">.block()</text:span><text:span text:style-name="T12">;</text:span></text:p>
      <text:list xml:id="list36428029" text:continue-numbering="true" text:style-name="L2">
        <text:list-item>
          <text:p text:style-name="P12"><text:span text:style-name="T7"/></text:p>
        </text:list-item>
      </text:list>
      <text:p text:style-name="Standard"/>
      <text:p text:style-name="P3"/>
      <text:p text:style-name="P4">* Injecting object in Spring:</text:p>
      <text:list xml:id="list36450727" text:continue-list="list199298781567760397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ield injection: @Autowired</text:p>
                        </text:list-item>
                        <text:list-item>
                          <text:p text:style-name="P13">Constructor injection (normally adding object via constr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4"><text:s text:c="8"/></text:span><text:span text:style-name="T5">Major advance of constructor injection is that: allow the bean to be</text:span></text:p>
      <text:p text:style-name="P1"><text:span text:style-name="T5"><text:s text:c="10"/>immutable since we define the</text:span><text:span text:style-name="T10"> property as</text:span><text:span text:style-name="T5"> </text:span><text:span text:style-name="T10">final. </text:span><text:span text:style-name="T5">(Thread save).</text:span></text:p>
      <text:p text:style-name="P1"><text:span text:style-name="T5"><text:s text:c="8"/>Also </text:span><text:span text:style-name="T10">constructor injection not use reflection</text:span><text:span text:style-name="T5">! And app runs faster. <text:s text:c="4"/></text:span></text:p>
      <text:p text:style-name="P8"/>
      <text:p text:style-name="P2">constructor injection:</text:p>
      <text:p text:style-name="P7"><text:span text:style-name="T11">private </text:span><text:span text:style-name="T20">final</text:span><text:span text:style-name="T11"> </text:span>TwitterToKafkaServiceConfigData <text:span text:style-name="T16">twitterConfigData</text:span><text:span text:style-name="T11">;</text:span></text:p>
      <text:p text:style-name="P7"><text:span text:style-name="T11">public </text:span><text:span text:style-name="T18">TwitterToKafkaServiceApplication </text:span>(<text:span text:style-name="T20">TwitterToKafkaServiceConfigData configData</text:span>){</text:p>
      <text:p text:style-name="P6"><text:s text:c="4"/><text:span text:style-name="T12">this</text:span><text:span text:style-name="T19">.</text:span><text:span text:style-name="T17">twitterConfigData </text:span><text:span text:style-name="T19">= configData</text:span><text:span text:style-name="T12">;</text:span></text:p>
      <text:p text:style-name="P5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7M45S</meta:editing-duration>
    <meta:editing-cycles>7</meta:editing-cycles>
    <meta:generator>OpenOffice/4.1.10$Win32 OpenOffice.org_project/4110m2$Build-9807</meta:generator>
    <dc:date>2021-10-08T16:21:10.03</dc:date>
    <dc:creator>alex alex</dc:creator>
    <meta:document-statistic meta:table-count="0" meta:image-count="0" meta:object-count="0" meta:page-count="1" meta:paragraph-count="26" meta:word-count="126" meta:character-count="1238"/>
    <meta:user-defined meta:name="Info 1"/>
    <meta:user-defined meta:name="Info 2"/>
    <meta:user-defined meta:name="Info 3"/>
    <meta:user-defined meta:name="Info 4"/>
  </office:meta>
</office:document-meta>
</file>